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dc6ff" fo:border="0.74pt solid #000000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74pt solid #000000" style:direction="ltr"/>
      <style:paragraph-properties fo:text-align="start" fo:margin-left="0cm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fo:wrap-option="wrap" fo:border="0.74pt solid #000000" style:vertical-align="bottom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0000" fo:wrap-option="wrap" fo:border="0.74pt solid #000000"/>
    </style:style>
    <style:style style:name="ce7" style:family="table-cell" style:parent-style-name="Default" style:data-style-name="N153">
      <style:table-cell-properties fo:border="0.74pt solid #000000"/>
    </style:style>
    <style:style style:name="ce8" style:family="table-cell" style:parent-style-name="Default" style:data-style-name="N153">
      <style:table-cell-properties fo:background-color="#81d41a" fo:border="0.74pt solid #000000"/>
    </style:style>
    <style:style style:name="ce9" style:family="table-cell" style:parent-style-name="Default" style:data-style-name="N153">
      <style:table-cell-properties fo:background-color="#4dc6ff" fo:border="0.74pt solid #000000"/>
    </style:style>
    <style:style style:name="ce10" style:family="table-cell" style:parent-style-name="Default" style:data-style-name="N153">
      <style:table-cell-properties fo:border="0.74pt solid #000000" fo:padding="0.071cm"/>
    </style:style>
    <style:style style:name="ce11" style:family="table-cell" style:parent-style-name="Default" style:data-style-name="N153">
      <style:table-cell-properties fo:background-color="#ff0000" fo:border="0.74pt solid #000000"/>
    </style:style>
    <style:style style:name="ce12" style:family="table-cell" style:parent-style-name="Default" style:data-style-name="N0">
      <style:table-cell-properties fo:border="0.74pt solid #000000"/>
    </style:style>
    <style:style style:name="ce25" style:family="table-cell" style:parent-style-name="Default" style:data-style-name="N153">
      <style:table-cell-properties fo:border="0.74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15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1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ortaciones de los socios</text:p>
          </table:table-cell>
          <table:table-cell office:value-type="currency" office:currency="EUR" office:value="3000" calcext:value-type="currency">
            <text:p>3.00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2:.M2])" office:value-type="currency" office:currency="EUR" office:value="3000" calcext:value-type="currency">
            <text:p>3.000,00 €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table:number-columns-repeated="12" office:value-type="currency" office:currency="EUR" office:value="0" calcext:value-type="currency">
            <text:p>0,00 €</text:p>
          </table:table-cell>
          <table:table-cell table:formula="of:=SUM([.B3:.M3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entas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5" table:formula="of:=SUM(PRODUCT([.C17];[.A17]);PRODUCT([.C18];[.A18]))" office:value-type="currency" office:currency="EUR" office:value="480" calcext:value-type="currency">
            <text:p>480,00 €</text:p>
          </table:table-cell>
          <table:table-cell table:formula="of:=SUM(PRODUCT([.D17];[.A17]);PRODUCT([.D18];[.A18]))" office:value-type="currency" office:currency="EUR" office:value="1200" calcext:value-type="currency">
            <text:p>1.200,00 €</text:p>
          </table:table-cell>
          <table:table-cell table:formula="of:=SUM(PRODUCT([.E17];[.A17]);PRODUCT([.E18];[.A18]))" office:value-type="currency" office:currency="EUR" office:value="2280" calcext:value-type="currency">
            <text:p>2.280,00 €</text:p>
          </table:table-cell>
          <table:table-cell table:formula="of:=SUM(PRODUCT([.F17];[.A17]);PRODUCT([.F18];[.A18]))" office:value-type="currency" office:currency="EUR" office:value="1800" calcext:value-type="currency">
            <text:p>1.800,00 €</text:p>
          </table:table-cell>
          <table:table-cell table:formula="of:=SUM(PRODUCT([.G17];[.A17]);PRODUCT([.G18];[.A18]))" office:value-type="currency" office:currency="EUR" office:value="3600" calcext:value-type="currency">
            <text:p>3.600,00 €</text:p>
          </table:table-cell>
          <table:table-cell table:formula="of:=SUM(PRODUCT([.H17];[.A17]);PRODUCT([.H18];[.A18]))" office:value-type="currency" office:currency="EUR" office:value="2280" calcext:value-type="currency">
            <text:p>2.280,00 €</text:p>
          </table:table-cell>
          <table:table-cell table:formula="of:=SUM(PRODUCT([.I17];[.A17]);PRODUCT([.I18];[.A18]))" office:value-type="currency" office:currency="EUR" office:value="1800" calcext:value-type="currency">
            <text:p>1.800,00 €</text:p>
          </table:table-cell>
          <table:table-cell table:formula="of:=SUM(PRODUCT([.J17];[.A17]);PRODUCT([.J18];[.A18]))" office:value-type="currency" office:currency="EUR" office:value="1320" calcext:value-type="currency">
            <text:p>1.320,00 €</text:p>
          </table:table-cell>
          <table:table-cell table:formula="of:=SUM(PRODUCT([.K17];[.A17]);PRODUCT([.K18];[.A18]))" office:value-type="currency" office:currency="EUR" office:value="240" calcext:value-type="currency">
            <text:p>240,00 €</text:p>
          </table:table-cell>
          <table:table-cell table:formula="of:=SUM(PRODUCT([.L17];[.A17]);PRODUCT([.L18];[.A18]))" office:value-type="currency" office:currency="EUR" office:value="480" calcext:value-type="currency">
            <text:p>480,00 €</text:p>
          </table:table-cell>
          <table:table-cell table:formula="of:=SUM(PRODUCT([.M17];[.A17]);PRODUCT([.M18];[.A18]))" office:value-type="currency" office:currency="EUR" office:value="1560" calcext:value-type="currency">
            <text:p>1.560,00 €</text:p>
          </table:table-cell>
          <table:table-cell table:formula="of:=SUM([.B4:.M4])" office:value-type="currency" office:currency="EUR" office:value="17040" calcext:value-type="currency">
            <text:p>17.040,00 €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TAL ENTRADAS</text:p>
          </table:table-cell>
          <table:table-cell table:style-name="ce8" table:formula="of:=SUM([.B2:.B4])" office:value-type="currency" office:currency="EUR" office:value="3000" calcext:value-type="currency">
            <text:p>3.000,00 €</text:p>
          </table:table-cell>
          <table:table-cell table:style-name="ce8" table:formula="of:=SUM([.C2:.C4])" office:value-type="currency" office:currency="EUR" office:value="480" calcext:value-type="currency">
            <text:p>480,00 €</text:p>
          </table:table-cell>
          <table:table-cell table:style-name="ce8" table:formula="of:=SUM([.D2:.D4])" office:value-type="currency" office:currency="EUR" office:value="1200" calcext:value-type="currency">
            <text:p>1.200,00 €</text:p>
          </table:table-cell>
          <table:table-cell table:style-name="ce8" table:formula="of:=SUM([.E2:.E4])" office:value-type="currency" office:currency="EUR" office:value="2280" calcext:value-type="currency">
            <text:p>2.280,00 €</text:p>
          </table:table-cell>
          <table:table-cell table:style-name="ce8" table:formula="of:=SUM([.F2:.F4])" office:value-type="currency" office:currency="EUR" office:value="1800" calcext:value-type="currency">
            <text:p>1.800,00 €</text:p>
          </table:table-cell>
          <table:table-cell table:style-name="ce8" table:formula="of:=SUM([.G2:.G4])" office:value-type="currency" office:currency="EUR" office:value="3600" calcext:value-type="currency">
            <text:p>3.600,00 €</text:p>
          </table:table-cell>
          <table:table-cell table:style-name="ce8" table:formula="of:=SUM([.H2:.H4])" office:value-type="currency" office:currency="EUR" office:value="2280" calcext:value-type="currency">
            <text:p>2.280,00 €</text:p>
          </table:table-cell>
          <table:table-cell table:style-name="ce8" table:formula="of:=SUM([.I2:.I4])" office:value-type="currency" office:currency="EUR" office:value="1800" calcext:value-type="currency">
            <text:p>1.800,00 €</text:p>
          </table:table-cell>
          <table:table-cell table:style-name="ce8" table:formula="of:=SUM([.J2:.J4])" office:value-type="currency" office:currency="EUR" office:value="1320" calcext:value-type="currency">
            <text:p>1.320,00 €</text:p>
          </table:table-cell>
          <table:table-cell table:style-name="ce8" table:formula="of:=SUM([.K2:.K4])" office:value-type="currency" office:currency="EUR" office:value="240" calcext:value-type="currency">
            <text:p>240,00 €</text:p>
          </table:table-cell>
          <table:table-cell table:style-name="ce8" table:formula="of:=SUM([.L2:.L4])" office:value-type="currency" office:currency="EUR" office:value="480" calcext:value-type="currency">
            <text:p>480,00 €</text:p>
          </table:table-cell>
          <table:table-cell table:style-name="ce8" table:formula="of:=SUM([.M2:.M4])" office:value-type="currency" office:currency="EUR" office:value="1560" calcext:value-type="currency">
            <text:p>1.560,00 €</text:p>
          </table:table-cell>
          <table:table-cell table:style-name="ce8" table:formula="of:=SUM([.N2:.N4])" office:value-type="currency" office:currency="EUR" office:value="20040" calcext:value-type="currency">
            <text:p>20.040,00 €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 table:style-name="ce9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Intereses del préstamo</text:p>
          </table:table-cell>
          <table:table-cell table:number-columns-repeated="12" table:style-name="ce10" office:value-type="currency" office:currency="EUR" office:value="0" calcext:value-type="currency">
            <text:p>0,00 €</text:p>
          </table:table-cell>
          <table:table-cell table:formula="of:=SUM([.B7:.M7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 office:value-type="currency" office:currency="EUR" office:value="176" calcext:value-type="currency">
            <text:p>176,00 €</text:p>
          </table:table-cell>
          <table:table-cell table:formula="of:=SUM([.B8:.M8])" office:value-type="currency" office:currency="EUR" office:value="2112" calcext:value-type="currency">
            <text:p>2.112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ra de ordenadores</text:p>
          </table:table-cell>
          <table:table-cell office:value-type="currency" office:currency="EUR" office:value="549" calcext:value-type="currency">
            <text:p>549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9:.M9])" office:value-type="currency" office:currency="EUR" office:value="549" calcext:value-type="currency">
            <text:p>549,00 €</text:p>
          </table:table-cell>
          <table:table-cell office:value-type="float" office:value="91.5" calcext:value-type="float">
            <text:p>91,5</text:p>
          </table:table-cell>
          <table:table-cell/>
        </table:table-row>
        <table:table-row table:style-name="ro1">
          <table:table-cell office:value-type="string" calcext:value-type="string">
            <text:p>Publicidad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250" calcext:value-type="currency">
            <text:p>250,00 €</text:p>
          </table:table-cell>
          <table:table-cell table:number-columns-repeated="4" office:value-type="currency" office:currency="EUR" office:value="0" calcext:value-type="currency">
            <text:p>0,00 €</text:p>
          </table:table-cell>
          <table:table-cell office:value-type="currency" office:currency="EUR" office:value="250" calcext:value-type="currency">
            <text:p>25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SUM([.B10:.M10])" office:value-type="currency" office:currency="EUR" office:value="500" calcext:value-type="currency">
            <text:p>50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rios</text:p>
          </table:table-cell>
          <table:table-cell table:number-columns-repeated="12" office:value-type="currency" office:currency="EUR" office:value="900" calcext:value-type="currency">
            <text:p>900,00 €</text:p>
          </table:table-cell>
          <table:table-cell table:formula="of:=SUM([.B11:.M11])" office:value-type="currency" office:currency="EUR" office:value="10800" calcext:value-type="currency">
            <text:p>10.80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.Social</text:p>
          </table:table-cell>
          <table:table-cell table:number-columns-repeated="12" office:value-type="currency" office:currency="EUR" office:value="253" calcext:value-type="currency">
            <text:p>253,00 €</text:p>
          </table:table-cell>
          <table:table-cell table:formula="of:=SUM([.B12:.M12])" office:value-type="currency" office:currency="EUR" office:value="3036" calcext:value-type="currency">
            <text:p>3.036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o Web</text:p>
          </table:table-cell>
          <table:table-cell office:value-type="currency" office:currency="EUR" office:value="4.08" calcext:value-type="currency">
            <text:p>4,08 €</text:p>
          </table:table-cell>
          <table:table-cell table:number-columns-repeated="4" office:value-type="currency" office:currency="EUR" office:value="4.073" calcext:value-type="currency">
            <text:p>4,07 €</text:p>
          </table:table-cell>
          <table:table-cell office:value-type="currency" office:currency="EUR" office:value="4.07" calcext:value-type="currency">
            <text:p>4,07 €</text:p>
          </table:table-cell>
          <table:table-cell table:number-columns-repeated="6" office:value-type="currency" office:currency="EUR" office:value="4.073" calcext:value-type="currency">
            <text:p>4,07 €</text:p>
          </table:table-cell>
          <table:table-cell table:formula="of:=SUM([.B13:.M13])" office:value-type="currency" office:currency="EUR" office:value="48.88" calcext:value-type="currency">
            <text:p>48,88 €</text:p>
          </table:table-cell>
          <table:table-cell/>
          <table:table-cell table:style-name="ce27" table:formula="of:=SUM([.N7:.N13])" office:value-type="currency" office:currency="EUR" office:value="17045.88" calcext:value-type="currency">
            <text:p>17.045,88 €</text:p>
          </table:table-cell>
        </table:table-row>
        <table:table-row table:style-name="ro2">
          <table:table-cell table:style-name="ce6" office:value-type="string" calcext:value-type="string">
            <text:p>TOTAL SALIDAS</text:p>
          </table:table-cell>
          <table:table-cell table:style-name="ce11" table:formula="of:=SUM([.B7:.B13])" office:value-type="currency" office:currency="EUR" office:value="1882.08" calcext:value-type="currency">
            <text:p>1.882,08 €</text:p>
          </table:table-cell>
          <table:table-cell table:style-name="ce11" table:formula="of:=SUM([.C7:.C13])" office:value-type="currency" office:currency="EUR" office:value="1333.073" calcext:value-type="currency">
            <text:p>1.333,07 €</text:p>
          </table:table-cell>
          <table:table-cell table:style-name="ce11" table:formula="of:=SUM([.D7:.D13])" office:value-type="currency" office:currency="EUR" office:value="1333.073" calcext:value-type="currency">
            <text:p>1.333,07 €</text:p>
          </table:table-cell>
          <table:table-cell table:style-name="ce11" table:formula="of:=SUM([.E7:.E13])" office:value-type="currency" office:currency="EUR" office:value="1583.073" calcext:value-type="currency">
            <text:p>1.583,07 €</text:p>
          </table:table-cell>
          <table:table-cell table:style-name="ce11" table:formula="of:=SUM([.F7:.F13])" office:value-type="currency" office:currency="EUR" office:value="1333.073" calcext:value-type="currency">
            <text:p>1.333,07 €</text:p>
          </table:table-cell>
          <table:table-cell table:style-name="ce11" table:formula="of:=SUM([.G7:.G13])" office:value-type="currency" office:currency="EUR" office:value="1333.07" calcext:value-type="currency">
            <text:p>1.333,07 €</text:p>
          </table:table-cell>
          <table:table-cell table:style-name="ce11" table:formula="of:=SUM([.H7:.H13])" office:value-type="currency" office:currency="EUR" office:value="1333.073" calcext:value-type="currency">
            <text:p>1.333,07 €</text:p>
          </table:table-cell>
          <table:table-cell table:style-name="ce11" table:formula="of:=SUM([.I7:.I13])" office:value-type="currency" office:currency="EUR" office:value="1333.073" calcext:value-type="currency">
            <text:p>1.333,07 €</text:p>
          </table:table-cell>
          <table:table-cell table:style-name="ce11" table:formula="of:=SUM([.J7:.J13])" office:value-type="currency" office:currency="EUR" office:value="1583.073" calcext:value-type="currency">
            <text:p>1.583,07 €</text:p>
          </table:table-cell>
          <table:table-cell table:style-name="ce11" table:formula="of:=SUM([.K7:.K13])" office:value-type="currency" office:currency="EUR" office:value="1333.073" calcext:value-type="currency">
            <text:p>1.333,07 €</text:p>
          </table:table-cell>
          <table:table-cell table:style-name="ce11" table:formula="of:=SUM([.L7:.L13])" office:value-type="currency" office:currency="EUR" office:value="1333.073" calcext:value-type="currency">
            <text:p>1.333,07 €</text:p>
          </table:table-cell>
          <table:table-cell table:style-name="ce11" table:formula="of:=SUM([.M7:.M13])" office:value-type="currency" office:currency="EUR" office:value="1333.073" calcext:value-type="currency">
            <text:p>1.333,07 €</text:p>
          </table:table-cell>
          <table:table-cell table:style-name="ce11" table:formula="of:=SUM([.N7:.N13])" office:value-type="currency" office:currency="EUR" office:value="17045.88" calcext:value-type="currency">
            <text:p>17.045,88 €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tradas menos salidas</text:p>
          </table:table-cell>
          <table:table-cell table:formula="of:=ORG.LIBREOFFICE.RAWSUBTRACT([.B5];[.B14])" office:value-type="currency" office:currency="EUR" office:value="1117.92" calcext:value-type="currency">
            <text:p>1.117,92 €</text:p>
          </table:table-cell>
          <table:table-cell table:formula="of:=ORG.LIBREOFFICE.RAWSUBTRACT([.C5];[.C14])" office:value-type="currency" office:currency="EUR" office:value="-853.073" calcext:value-type="currency">
            <text:p>-853,07 €</text:p>
          </table:table-cell>
          <table:table-cell table:formula="of:=ORG.LIBREOFFICE.RAWSUBTRACT([.D5];[.D14])" office:value-type="currency" office:currency="EUR" office:value="-133.073" calcext:value-type="currency">
            <text:p>-133,07 €</text:p>
          </table:table-cell>
          <table:table-cell table:formula="of:=ORG.LIBREOFFICE.RAWSUBTRACT([.E5];[.E14])" office:value-type="currency" office:currency="EUR" office:value="696.927" calcext:value-type="currency">
            <text:p>696,93 €</text:p>
          </table:table-cell>
          <table:table-cell table:formula="of:=ORG.LIBREOFFICE.RAWSUBTRACT([.F5];[.F14])" office:value-type="currency" office:currency="EUR" office:value="466.927" calcext:value-type="currency">
            <text:p>466,93 €</text:p>
          </table:table-cell>
          <table:table-cell table:formula="of:=ORG.LIBREOFFICE.RAWSUBTRACT([.G5];[.G14])" office:value-type="currency" office:currency="EUR" office:value="2266.93" calcext:value-type="currency">
            <text:p>2.266,93 €</text:p>
          </table:table-cell>
          <table:table-cell table:formula="of:=ORG.LIBREOFFICE.RAWSUBTRACT([.H5];[.H14])" office:value-type="currency" office:currency="EUR" office:value="946.927" calcext:value-type="currency">
            <text:p>946,93 €</text:p>
          </table:table-cell>
          <table:table-cell table:formula="of:=ORG.LIBREOFFICE.RAWSUBTRACT([.I5];[.I14])" office:value-type="currency" office:currency="EUR" office:value="466.927" calcext:value-type="currency">
            <text:p>466,93 €</text:p>
          </table:table-cell>
          <table:table-cell table:formula="of:=ORG.LIBREOFFICE.RAWSUBTRACT([.J5];[.J14])" office:value-type="currency" office:currency="EUR" office:value="-263.073" calcext:value-type="currency">
            <text:p>-263,07 €</text:p>
          </table:table-cell>
          <table:table-cell table:formula="of:=ORG.LIBREOFFICE.RAWSUBTRACT([.K5];[.K14])" office:value-type="currency" office:currency="EUR" office:value="-1093.073" calcext:value-type="currency">
            <text:p>-1.093,07 €</text:p>
          </table:table-cell>
          <table:table-cell table:formula="of:=ORG.LIBREOFFICE.RAWSUBTRACT([.L5];[.L14])" office:value-type="currency" office:currency="EUR" office:value="-853.073" calcext:value-type="currency">
            <text:p>-853,07 €</text:p>
          </table:table-cell>
          <table:table-cell table:formula="of:=ORG.LIBREOFFICE.RAWSUBTRACT([.M5];[.M14])" office:value-type="currency" office:currency="EUR" office:value="226.927" calcext:value-type="currency">
            <text:p>226,93 €</text:p>
          </table:table-cell>
          <table:table-cell table:formula="of:=ORG.LIBREOFFICE.RAWSUBTRACT([.N5];[.N14])" office:value-type="currency" office:currency="EUR" office:value="2994.12" calcext:value-type="currency">
            <text:p>2.994,12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do en el banco c.c.</text:p>
          </table:table-cell>
          <table:table-cell table:formula="of:=[.B15]" office:value-type="currency" office:currency="EUR" office:value="1117.92" calcext:value-type="currency">
            <text:p>1.117,92 €</text:p>
          </table:table-cell>
          <table:table-cell table:formula="of:=ORG.LIBREOFFICE.RAWSUBTRACT([.B16]+[.C5];[.C14])" office:value-type="currency" office:currency="EUR" office:value="264.847" calcext:value-type="currency">
            <text:p>264,85 €</text:p>
          </table:table-cell>
          <table:table-cell table:formula="of:=ORG.LIBREOFFICE.RAWSUBTRACT([.C16]+[.D5];[.D14])" office:value-type="currency" office:currency="EUR" office:value="131.774" calcext:value-type="currency">
            <text:p>131,77 €</text:p>
          </table:table-cell>
          <table:table-cell table:formula="of:=ORG.LIBREOFFICE.RAWSUBTRACT([.D16]+[.E5];[.E14])" office:value-type="currency" office:currency="EUR" office:value="828.701" calcext:value-type="currency">
            <text:p>828,70 €</text:p>
          </table:table-cell>
          <table:table-cell table:formula="of:=ORG.LIBREOFFICE.RAWSUBTRACT([.E16]+[.F5];[.F14])" office:value-type="currency" office:currency="EUR" office:value="1295.628" calcext:value-type="currency">
            <text:p>1.295,63 €</text:p>
          </table:table-cell>
          <table:table-cell table:formula="of:=ORG.LIBREOFFICE.RAWSUBTRACT([.F16]+[.G5];[.G14])" office:value-type="currency" office:currency="EUR" office:value="3562.558" calcext:value-type="currency">
            <text:p>3.562,56 €</text:p>
          </table:table-cell>
          <table:table-cell table:formula="of:=ORG.LIBREOFFICE.RAWSUBTRACT([.G16]+[.H5];[.H14])" office:value-type="currency" office:currency="EUR" office:value="4509.485" calcext:value-type="currency">
            <text:p>4.509,49 €</text:p>
          </table:table-cell>
          <table:table-cell table:formula="of:=ORG.LIBREOFFICE.RAWSUBTRACT([.H16]+[.I5];[.I14])" office:value-type="currency" office:currency="EUR" office:value="4976.412" calcext:value-type="currency">
            <text:p>4.976,41 €</text:p>
          </table:table-cell>
          <table:table-cell table:formula="of:=ORG.LIBREOFFICE.RAWSUBTRACT([.I16]+[.J5];[.J14])" office:value-type="currency" office:currency="EUR" office:value="4713.339" calcext:value-type="currency">
            <text:p>4.713,34 €</text:p>
          </table:table-cell>
          <table:table-cell table:formula="of:=ORG.LIBREOFFICE.RAWSUBTRACT([.J16]+[.K5];[.K14])" office:value-type="currency" office:currency="EUR" office:value="3620.266" calcext:value-type="currency">
            <text:p>3.620,27 €</text:p>
          </table:table-cell>
          <table:table-cell table:formula="of:=ORG.LIBREOFFICE.RAWSUBTRACT([.K16]+[.L5];[.L14])" office:value-type="currency" office:currency="EUR" office:value="2767.193" calcext:value-type="currency">
            <text:p>2.767,19 €</text:p>
          </table:table-cell>
          <table:table-cell table:formula="of:=ORG.LIBREOFFICE.RAWSUBTRACT([.L16]+[.M5];[.M14])" office:value-type="currency" office:currency="EUR" office:value="2994.12" calcext:value-type="currency">
            <text:p>2.994,12 €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29:25.521000000</meta:creation-date>
    <dc:date>2024-02-05T18:44:07.516000000</dc:date>
    <meta:editing-duration>PT3H43M56S</meta:editing-duration>
    <meta:editing-cycles>5</meta:editing-cycles>
    <meta:generator>LibreOffice/7.4.5.1$Windows_X86_64 LibreOffice_project/9c0871452b3918c1019dde9bfac75448afc4b57f</meta:generator>
    <meta:document-statistic meta:table-count="1" meta:cell-count="238" meta:object-count="0"/>
  </office:meta>
</office:document-meta>
</file>